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30" table:style-name="ta1">
        <table:shapes>
          <draw:frame draw:z-index="0" draw:style-name="gr1" draw:text-style-name="P1" svg:width="6.2984in" svg:height="3.5449in" svg:x="3.9673in" svg:y="0.7949in">
            <draw:object draw:notify-on-update-of-ranges="nn30.C2:nn30.C8 nn30.A1:nn30.A1 nn30.A2:nn30.A8 nn30.B1:nn30.B1 nn30.B2:nn30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2548" calcext:value-type="float">
            <text:p>95.2548</text:p>
          </table:table-cell>
          <table:table-cell office:value-type="float" office:value="91.1971830985916" calcext:value-type="float">
            <text:p>91.1971830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4306" calcext:value-type="float">
            <text:p>95.4306</text:p>
          </table:table-cell>
          <table:table-cell office:value-type="float" office:value="91.8871252204585" calcext:value-type="float">
            <text:p>91.8871252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1.9014084507042" calcext:value-type="float">
            <text:p>91.9014084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2.212389380531" calcext:value-type="float">
            <text:p>92.2123893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2.5531914893617" calcext:value-type="float">
            <text:p>92.55319148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2.0634920634921" calcext:value-type="float">
            <text:p>92.0634920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1.9014084507042" calcext:value-type="float">
            <text:p>91.901408450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20" table:style-name="ta1">
        <table:shapes>
          <draw:frame draw:z-index="0" draw:style-name="gr1" draw:text-style-name="P1" svg:width="6.2984in" svg:height="3.5449in" svg:x="3.9673in" svg:y="0.7949in">
            <draw:object draw:notify-on-update-of-ranges="nn20.C2:nn20.C8 nn20.A1:nn20.A1 nn20.A2:nn20.A8 nn20.B1:nn20.B1 nn20.B2:nn20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2.2535211267606" calcext:value-type="float">
            <text:p>92.2535211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2.0634920634921" calcext:value-type="float">
            <text:p>92.06349206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2.4295774647887" calcext:value-type="float">
            <text:p>92.4295774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2.9203539823009" calcext:value-type="float">
            <text:p>92.9203539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2.9078014184397" calcext:value-type="float">
            <text:p>92.9078014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2.5925925925926" calcext:value-type="float">
            <text:p>92.59259259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2.9577464788732" calcext:value-type="float">
            <text:p>92.9577464789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0" table:style-name="ta1">
        <table:shapes>
          <draw:frame draw:z-index="0" draw:style-name="gr1" draw:text-style-name="P1" svg:width="6.2984in" svg:height="3.5449in" svg:x="3.9673in" svg:y="0.7949in">
            <draw:object draw:notify-on-update-of-ranges="nn10.C2:nn10.C8 nn10.A1:nn10.A1 nn10.A2:nn10.A8 nn10.B1:nn10.B1 nn10.B2:nn10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2.2535211267606" calcext:value-type="float">
            <text:p>92.2535211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891" calcext:value-type="float">
            <text:p>97.891</text:p>
          </table:table-cell>
          <table:table-cell office:value-type="float" office:value="92.7689594356261" calcext:value-type="float">
            <text:p>92.7689594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3.1338028169014" calcext:value-type="float">
            <text:p>93.1338028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2.7433628318584" calcext:value-type="float">
            <text:p>92.7433628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3.2624113475177" calcext:value-type="float">
            <text:p>93.2624113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3.1216931216931" calcext:value-type="float">
            <text:p>93.1216931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2.0774647887324" calcext:value-type="float">
            <text:p>92.077464788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5" table:style-name="ta1">
        <table:shapes>
          <draw:frame draw:z-index="0" draw:style-name="gr1" draw:text-style-name="P1" svg:width="6.2984in" svg:height="3.5449in" svg:x="3.9673in" svg:y="0.7949in">
            <draw:object draw:notify-on-update-of-ranges="nn5.C2:nn5.C8 nn5.A1:nn5.A1 nn5.A2:nn5.A8 nn5.B1:nn5.B1 nn5.B2:nn5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3.3098591549296" calcext:value-type="float">
            <text:p>93.3098591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5395" calcext:value-type="float">
            <text:p>97.5395</text:p>
          </table:table-cell>
          <table:table-cell office:value-type="float" office:value="92.2398589065256" calcext:value-type="float">
            <text:p>92.2398589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2.9577464788732" calcext:value-type="float">
            <text:p>92.9577464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3.2743362831858" calcext:value-type="float">
            <text:p>93.2743362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2.7304964539007" calcext:value-type="float">
            <text:p>92.73049645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2.5925925925926" calcext:value-type="float">
            <text:p>92.59259259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3.4859154929577" calcext:value-type="float">
            <text:p>93.48591549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3" table:style-name="ta1">
        <table:shapes>
          <draw:frame draw:z-index="0" draw:style-name="gr1" draw:text-style-name="P1" svg:width="6.2984in" svg:height="3.5449in" svg:x="3.9673in" svg:y="0.7949in">
            <draw:object draw:notify-on-update-of-ranges="nn3.C2:nn3.C8 nn3.A1:nn3.A1 nn3.A2:nn3.A8 nn3.B1:nn3.B1 nn3.B2:nn3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1.9014084507042" calcext:value-type="float">
            <text:p>91.9014084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3638" calcext:value-type="float">
            <text:p>97.3638</text:p>
          </table:table-cell>
          <table:table-cell office:value-type="float" office:value="92.9453262786596" calcext:value-type="float">
            <text:p>92.9453262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3.4859154929577" calcext:value-type="float">
            <text:p>93.485915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2.9203539823009" calcext:value-type="float">
            <text:p>92.9203539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2.1985815602837" calcext:value-type="float">
            <text:p>92.1985815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2.2398589065256" calcext:value-type="float">
            <text:p>92.2398589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2.7816901408451" calcext:value-type="float">
            <text:p>92.781690140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" table:style-name="ta1">
        <table:shapes>
          <draw:frame draw:z-index="0" draw:style-name="gr1" draw:text-style-name="P1" svg:width="6.2984in" svg:height="3.5449in" svg:x="3.9673in" svg:y="0.7949in">
            <draw:object draw:notify-on-update-of-ranges="nn1.C2:nn1.C8 nn1.A1:nn1.A1 nn1.A2:nn1.A8 nn1.B1:nn1.B1 nn1.B2:nn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6063" calcext:value-type="float">
            <text:p>95.6063</text:p>
          </table:table-cell>
          <table:table-cell office:value-type="float" office:value="92.4295774647887" calcext:value-type="float">
            <text:p>92.4295774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1.1816578483245" calcext:value-type="float">
            <text:p>91.1816578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9033" calcext:value-type="float">
            <text:p>94.9033</text:p>
          </table:table-cell>
          <table:table-cell office:value-type="float" office:value="92.0774647887324" calcext:value-type="float">
            <text:p>92.0774647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3093" calcext:value-type="float">
            <text:p>96.3093</text:p>
          </table:table-cell>
          <table:table-cell office:value-type="float" office:value="91.1504424778761" calcext:value-type="float">
            <text:p>91.15044247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2.1985815602837" calcext:value-type="float">
            <text:p>92.19858156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.3761" calcext:value-type="float">
            <text:p>94.3761</text:p>
          </table:table-cell>
          <table:table-cell office:value-type="float" office:value="91.8871252204585" calcext:value-type="float">
            <text:p>91.88712522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0791" calcext:value-type="float">
            <text:p>95.0791</text:p>
          </table:table-cell>
          <table:table-cell office:value-type="float" office:value="91.7253521126761" calcext:value-type="float">
            <text:p>91.725352112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6:09:47.392098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9:43:31.460863769</meta:creation-date>
    <dc:date>2014-10-12T16:14:38.175585011</dc:date>
    <meta:editing-duration>P0D</meta:editing-duration>
    <meta:editing-cycles>3</meta:editing-cycles>
    <meta:generator>LibreOffice/4.2.5.2$Linux_x86 LibreOffice_project/420m0$Build-2</meta:generator>
    <meta:document-statistic meta:table-count="6" meta:cell-count="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1 y Validación Cruzada</text:p>
        </chart:subtitle>
        <chart:legend chart:legend-position="end" svg:x="12.834cm" svg:y="3.958cm" style:legend-expansion="high" chart:style-name="ch4"/>
        <chart:plot-area chart:style-name="ch5" table:cell-range-address="nn1.B2:nn1.C8 nn1.A1:nn1.A8 nn1.B1:nn1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.C2:nn1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.A2:nn1.A8" chart:label-cell-address="nn1.A1:nn1.A1" chart:class="chart:bar">
            <chart:data-point chart:repeated="7"/>
          </chart:series>
          <chart:series chart:style-name="ch12" chart:values-cell-range-address="nn1.B2:nn1.B8" chart:label-cell-address="nn1.B1:nn1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.A1:nn1.A1</svg:desc>
                </draw:g>
              </table:table-cell>
              <table:table-cell office:value-type="string">
                <text:p>Implementacion</text:p>
                <draw:g>
                  <svg:desc>nn1.B1:nn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.C2:nn1.C8</svg:desc>
                </draw:g>
              </table:table-cell>
              <table:table-cell office:value-type="float" office:value="95.6063">
                <text:p>95.6063</text:p>
                <draw:g>
                  <svg:desc>nn1.A2:nn1.A8</svg:desc>
                </draw:g>
              </table:table-cell>
              <table:table-cell office:value-type="float" office:value="92.4295774647887">
                <text:p>92.4295774647887</text:p>
                <draw:g>
                  <svg:desc>nn1.B2:nn1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91.1816578483245">
                <text:p>91.18165784832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  <table:table-cell office:value-type="float" office:value="92.0774647887324">
                <text:p>92.07746478873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  <table:table-cell office:value-type="float" office:value="91.1504424778761">
                <text:p>91.15044247787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2.1985815602837">
                <text:p>92.19858156028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  <table:table-cell office:value-type="float" office:value="91.8871252204585">
                <text:p>91.88712522045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  <table:table-cell office:value-type="float" office:value="91.7253521126761">
                <text:p>91.7253521126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3 y Validación Cruzada</text:p>
        </chart:subtitle>
        <chart:legend chart:legend-position="end" svg:x="12.834cm" svg:y="3.958cm" style:legend-expansion="high" chart:style-name="ch4"/>
        <chart:plot-area chart:style-name="ch5" table:cell-range-address="nn3.B2:nn3.C8 nn3.A1:nn3.A8 nn3.B1:nn3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.C2:nn3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.A2:nn3.A8" chart:label-cell-address="nn3.A1:nn3.A1" chart:class="chart:bar">
            <chart:data-point chart:repeated="7"/>
          </chart:series>
          <chart:series chart:style-name="ch12" chart:values-cell-range-address="nn3.B2:nn3.B8" chart:label-cell-address="nn3.B1:nn3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.A1:nn3.A1</svg:desc>
                </draw:g>
              </table:table-cell>
              <table:table-cell office:value-type="string">
                <text:p>Implementacion</text:p>
                <draw:g>
                  <svg:desc>nn3.B1:nn3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.C2:nn3.C8</svg:desc>
                </draw:g>
              </table:table-cell>
              <table:table-cell office:value-type="float" office:value="97.0123">
                <text:p>97.0123</text:p>
                <draw:g>
                  <svg:desc>nn3.A2:nn3.A8</svg:desc>
                </draw:g>
              </table:table-cell>
              <table:table-cell office:value-type="float" office:value="91.9014084507042">
                <text:p>91.9014084507042</text:p>
                <draw:g>
                  <svg:desc>nn3.B2:nn3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  <table:table-cell office:value-type="float" office:value="92.9453262786596">
                <text:p>92.94532627865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3.4859154929577">
                <text:p>93.48591549295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2.9203539823009">
                <text:p>92.92035398230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2.1985815602837">
                <text:p>92.19858156028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2.2398589065256">
                <text:p>92.23985890652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2.7816901408451">
                <text:p>92.7816901408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5 y Validación Cruzada</text:p>
        </chart:subtitle>
        <chart:legend chart:legend-position="end" svg:x="12.834cm" svg:y="3.958cm" style:legend-expansion="high" chart:style-name="ch4"/>
        <chart:plot-area chart:style-name="ch5" table:cell-range-address="nn5.B2:nn5.C8 nn5.A1:nn5.A8 nn5.B1:nn5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5.C2:nn5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5.A2:nn5.A8" chart:label-cell-address="nn5.A1:nn5.A1" chart:class="chart:bar">
            <chart:data-point chart:repeated="7"/>
          </chart:series>
          <chart:series chart:style-name="ch12" chart:values-cell-range-address="nn5.B2:nn5.B8" chart:label-cell-address="nn5.B1:nn5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5.A1:nn5.A1</svg:desc>
                </draw:g>
              </table:table-cell>
              <table:table-cell office:value-type="string">
                <text:p>Implementacion</text:p>
                <draw:g>
                  <svg:desc>nn5.B1:nn5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5.C2:nn5.C8</svg:desc>
                </draw:g>
              </table:table-cell>
              <table:table-cell office:value-type="float" office:value="97.0123">
                <text:p>97.0123</text:p>
                <draw:g>
                  <svg:desc>nn5.A2:nn5.A8</svg:desc>
                </draw:g>
              </table:table-cell>
              <table:table-cell office:value-type="float" office:value="93.3098591549296">
                <text:p>93.3098591549296</text:p>
                <draw:g>
                  <svg:desc>nn5.B2:nn5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  <table:table-cell office:value-type="float" office:value="92.2398589065256">
                <text:p>92.23985890652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2.9577464788732">
                <text:p>92.95774647887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3.2743362831858">
                <text:p>93.27433628318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2.7304964539007">
                <text:p>92.73049645390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2.5925925925926">
                <text:p>92.59259259259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3.4859154929577">
                <text:p>93.4859154929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10 y Validación Cruzada</text:p>
        </chart:subtitle>
        <chart:legend chart:legend-position="end" svg:x="12.834cm" svg:y="3.958cm" style:legend-expansion="high" chart:style-name="ch4"/>
        <chart:plot-area chart:style-name="ch5" table:cell-range-address="nn10.B2:nn10.C8 nn10.A1:nn10.A8 nn10.B1:nn1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0.C2:nn1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0.A2:nn10.A8" chart:label-cell-address="nn10.A1:nn10.A1" chart:class="chart:bar">
            <chart:data-point chart:repeated="7"/>
          </chart:series>
          <chart:series chart:style-name="ch12" chart:values-cell-range-address="nn10.B2:nn10.B8" chart:label-cell-address="nn10.B1:nn1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0.A1:nn10.A1</svg:desc>
                </draw:g>
              </table:table-cell>
              <table:table-cell office:value-type="string">
                <text:p>Implementacion</text:p>
                <draw:g>
                  <svg:desc>nn10.B1:nn1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0.C2:nn10.C8</svg:desc>
                </draw:g>
              </table:table-cell>
              <table:table-cell office:value-type="float" office:value="96.8366">
                <text:p>96.8366</text:p>
                <draw:g>
                  <svg:desc>nn10.A2:nn10.A8</svg:desc>
                </draw:g>
              </table:table-cell>
              <table:table-cell office:value-type="float" office:value="92.2535211267606">
                <text:p>92.2535211267606</text:p>
                <draw:g>
                  <svg:desc>nn10.B2:nn1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  <table:table-cell office:value-type="float" office:value="92.7689594356261">
                <text:p>92.76895943562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  <table:table-cell office:value-type="float" office:value="93.1338028169014">
                <text:p>93.13380281690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2.7433628318584">
                <text:p>92.74336283185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3.2624113475177">
                <text:p>93.26241134751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3.1216931216931">
                <text:p>93.12169312169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2.0774647887324">
                <text:p>92.0774647887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20 y Validación Cruzada</text:p>
        </chart:subtitle>
        <chart:legend chart:legend-position="end" svg:x="12.834cm" svg:y="3.958cm" style:legend-expansion="high" chart:style-name="ch4"/>
        <chart:plot-area chart:style-name="ch5" table:cell-range-address="nn20.B2:nn20.C8 nn20.A1:nn20.A8 nn20.B1:nn2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20.C2:nn2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20.A2:nn20.A8" chart:label-cell-address="nn20.A1:nn20.A1" chart:class="chart:bar">
            <chart:data-point chart:repeated="7"/>
          </chart:series>
          <chart:series chart:style-name="ch12" chart:values-cell-range-address="nn20.B2:nn20.B8" chart:label-cell-address="nn20.B1:nn2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20.A1:nn20.A1</svg:desc>
                </draw:g>
              </table:table-cell>
              <table:table-cell office:value-type="string">
                <text:p>Implementacion</text:p>
                <draw:g>
                  <svg:desc>nn20.B1:nn2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20.C2:nn20.C8</svg:desc>
                </draw:g>
              </table:table-cell>
              <table:table-cell office:value-type="float" office:value="95.9578">
                <text:p>95.9578</text:p>
                <draw:g>
                  <svg:desc>nn20.A2:nn20.A8</svg:desc>
                </draw:g>
              </table:table-cell>
              <table:table-cell office:value-type="float" office:value="92.2535211267606">
                <text:p>92.2535211267606</text:p>
                <draw:g>
                  <svg:desc>nn20.B2:nn2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2.0634920634921">
                <text:p>92.06349206349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2.4295774647887">
                <text:p>92.42957746478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2.9203539823009">
                <text:p>92.92035398230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2.9078014184397">
                <text:p>92.90780141843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2.5925925925926">
                <text:p>92.59259259259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2.9577464788732">
                <text:p>92.95774647887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30 y Validación Cruzada</text:p>
        </chart:subtitle>
        <chart:legend chart:legend-position="end" svg:x="12.834cm" svg:y="3.958cm" style:legend-expansion="high" chart:style-name="ch4"/>
        <chart:plot-area chart:style-name="ch5" table:cell-range-address="nn30.B2:nn30.C8 nn30.A1:nn30.A8 nn30.B1:nn3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0.C2:nn3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0.A2:nn30.A8" chart:label-cell-address="nn30.A1:nn30.A1" chart:class="chart:bar">
            <chart:data-point chart:repeated="7"/>
          </chart:series>
          <chart:series chart:style-name="ch12" chart:values-cell-range-address="nn30.B2:nn30.B8" chart:label-cell-address="nn30.B1:nn3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0.A1:nn30.A1</svg:desc>
                </draw:g>
              </table:table-cell>
              <table:table-cell office:value-type="string">
                <text:p>Implementacion</text:p>
                <draw:g>
                  <svg:desc>nn30.B1:nn3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0.C2:nn30.C8</svg:desc>
                </draw:g>
              </table:table-cell>
              <table:table-cell office:value-type="float" office:value="95.2548">
                <text:p>95.2548</text:p>
                <draw:g>
                  <svg:desc>nn30.A2:nn30.A8</svg:desc>
                </draw:g>
              </table:table-cell>
              <table:table-cell office:value-type="float" office:value="91.1971830985916">
                <text:p>91.1971830985916</text:p>
                <draw:g>
                  <svg:desc>nn30.B2:nn3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  <table:table-cell office:value-type="float" office:value="91.8871252204585">
                <text:p>91.88712522045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91.9014084507042">
                <text:p>91.90140845070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2.212389380531">
                <text:p>92.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2.5531914893617">
                <text:p>92.55319148936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2.0634920634921">
                <text:p>92.06349206349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1.9014084507042">
                <text:p>91.90140845070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